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1.836cm" fo:min-width="3.776cm"/>
    </style:style>
    <style:style style:name="gr2" style:family="graphic" style:parent-style-name="standard">
      <style:graphic-properties draw:fill-color="#ff8080" draw:textarea-horizontal-align="justify" draw:textarea-vertical-align="middle" draw:auto-grow-height="false" fo:min-height="1.836cm" fo:min-width="3.786cm"/>
    </style:style>
    <style:style style:name="gr3" style:family="graphic" style:parent-style-name="standard">
      <style:graphic-properties draw:textarea-horizontal-align="justify" draw:textarea-vertical-align="middle" draw:auto-grow-height="false" fo:min-height="5.25cm" fo:min-width="5.3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Double_20_Arrow" draw:fill-color="#ff8080" draw:textarea-horizontal-align="justify" draw:textarea-vertical-align="middle" draw:auto-grow-height="false" fo:min-height="1.836cm" fo:min-width="3.786cm"/>
    </style:style>
    <style:style style:name="gr6" style:family="graphic" style:parent-style-name="standard">
      <style:graphic-properties draw:textarea-horizontal-align="justify" draw:textarea-vertical-align="middle" draw:auto-grow-height="false" fo:min-height="7.55cm" fo:min-width="5.39cm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 fo:min-height="3.25cm" fo:min-width="5.5cm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 fo:min-height="1.65cm" fo:min-width="5.49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579d1c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5cm" svg:height="2.31cm" svg:x="1.7cm" svg:y="1cm">
          <text:p text:style-name="P1">qpu-a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51cm" svg:height="2.31cm" svg:x="9.1cm" svg:y="1cm">
          <text:p text:style-name="P1">as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89cm" svg:height="5.5cm" svg:x="1cm" svg:y="5.5cm">
          <text:p text:style-name="P1">qpu-asm.cpp</text:p>
          <text:p text:style-name="P1">Makefile</text:p>
          <text:p text:style-name="P1">qpu-asm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89cm" svg:height="5.5cm" svg:x="8.4cm" svg:y="5.5cm">
          <text:p text:style-name="P1">gradX.asm</text:p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95cm" svg:y1="3.31cm" svg:x2="3.945cm" svg:y2="5.5cm" draw:start-shape="id1" draw:start-glue-point="2" draw:end-shape="id2" draw:end-glue-point="0" svg:d="M3950 3310v1096h-5v1094" svg:viewBox="0 0 6 2191">
          <text:p/>
        </draw:connector>
        <draw:connector draw:style-name="gr4" draw:text-style-name="P3" draw:layer="layout" svg:x1="11.355cm" svg:y1="3.31cm" svg:x2="11.345cm" svg:y2="5.5cm" draw:start-shape="id3" draw:start-glue-point="2" draw:end-shape="id4" draw:end-glue-point="0" svg:d="M11355 3310v1096h-10v1094" svg:viewBox="0 0 11 2191">
          <text:p/>
        </draw:connector>
        <draw:custom-shape draw:style-name="gr5" draw:text-style-name="P2" xml:id="id5" draw:id="id5" draw:layer="layout" svg:width="4.51cm" svg:height="2.31cm" svg:x="16.6cm" svg:y="1cm">
          <text:p text:style-name="P1">sr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5.89cm" svg:height="7.8cm" svg:x="15.9cm" svg:y="5.5cm">
          <text:p text:style-name="P1">main.cpp</text:p>
          <text:p text:style-name="P1"/>
          <text:p text:style-name="P1"/>
          <text:p text:style-name="P1">opt_flow_lk.cpp</text:p>
          <text:p text:style-name="P1"/>
          <text:p text:style-name="P1"/>
          <text:p text:style-name="P1">grad.h</text:p>
          <text:p text:style-name="P1">grad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8.855cm" svg:y1="3.31cm" svg:x2="18.845cm" svg:y2="5.5cm" draw:start-shape="id5" draw:start-glue-point="2" draw:end-shape="id6" draw:end-glue-point="0" svg:d="M18855 3310v1096h-10v1094" svg:viewBox="0 0 11 2191">
          <text:p/>
        </draw:connector>
        <draw:custom-shape draw:style-name="gr7" draw:text-style-name="P5" draw:layer="layout" svg:width="6cm" svg:height="3.5cm" svg:x="4.5cm" svg:y="12.2cm">
          <text:p text:style-name="P4"><text:span text:style-name="T1">gradX.bi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99cm" svg:height="1.9cm" svg:x="22.5cm" svg:y="9.6cm">
          <text:p text:style-name="P4"><text:span text:style-name="T1">execute_qp</text:span><text:span text:style-name="T1">u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4cm" svg:y1="9.6cm" svg:x2="6.4cm" svg:y2="13.2cm">
          <text:p/>
        </draw:line>
        <draw:line draw:style-name="gr4" draw:text-style-name="P3" draw:layer="layout" svg:x1="11.4cm" svg:y1="8.7cm" svg:x2="8.9cm" svg:y2="13.1cm">
          <text:p/>
        </draw:line>
        <draw:line draw:style-name="gr4" draw:text-style-name="P3" draw:layer="layout" svg:x1="10.6cm" svg:y1="13.8cm" svg:x2="17.7cm" svg:y2="11.7cm">
          <text:p/>
        </draw:line>
        <draw:line draw:style-name="gr4" draw:text-style-name="P3" draw:layer="layout" svg:x1="20.1cm" svg:y1="11.6cm" svg:x2="22.7cm" svg:y2="10.7cm">
          <text:p/>
        </draw:line>
        <draw:line draw:style-name="gr4" draw:text-style-name="P3" draw:layer="layout" svg:x1="22.4cm" svg:y1="9.9cm" svg:x2="21.2cm" svg:y2="9.3cm">
          <text:p/>
        </draw:line>
        <draw:line draw:style-name="gr4" draw:text-style-name="P3" draw:layer="layout" svg:x1="18.8cm" svg:y1="8.8cm" svg:x2="18.8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6T12:15:04.410237928</dc:date>
    <meta:editing-duration>PT1H19M43S</meta:editing-duration>
    <meta:editing-cycles>26</meta:editing-cycles>
    <meta:generator>LibreOffice/5.1.6.2$Linux_X86_64 LibreOffice_project/10m0$Build-2</meta:generator>
    <meta:document-statistic meta:object-count="17"/>
  </office:meta>
</office:document-meta>
</file>